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B31000007B2CDC7C6BC5D17BD77.png" manifest:media-type="image/png"/>
  <manifest:file-entry manifest:full-path="Pictures/100000010000016D000000EE32B1987934C2823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tyle="italic" style:font-style-asian="italic" style:font-style-complex="italic"/>
    </style:style>
    <style:style style:name="P3" style:family="paragraph" style:parent-style-name="Footer">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Standard">
      <style:paragraph-properties fo:text-align="center" style:justify-single-word="false"/>
      <style:text-properties fo:font-size="16pt" fo:font-weight="bold" officeooo:rsid="000e152e" officeooo:paragraph-rsid="000e152e" style:font-size-asian="14pt" style:font-weight-asian="bold" style:font-size-complex="16pt" style:font-weight-complex="bold"/>
    </style:style>
    <style:style style:name="P6" style:family="paragraph" style:parent-style-name="Standard">
      <style:paragraph-properties fo:text-align="center" style:justify-single-word="false" fo:break-before="page"/>
      <style:text-properties fo:font-size="16pt" fo:font-weight="bold" officeooo:rsid="000e152e" officeooo:paragraph-rsid="000e152e"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2pt" fo:font-weight="bold" officeooo:rsid="000e152e" officeooo:paragraph-rsid="000e152e"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paragraph-rsid="000e152e"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officeooo:rsid="000eadb7" officeooo:paragraph-rsid="000eadb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05650" officeooo:paragraph-rsid="00105650"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officeooo:rsid="0012c973" officeooo:paragraph-rsid="0012c973"/>
    </style:style>
    <style:style style:name="P12" style:family="paragraph" style:parent-style-name="Standard">
      <style:paragraph-properties fo:text-align="start" style:justify-single-word="false"/>
      <style:text-properties fo:font-size="12pt" fo:font-weight="normal" officeooo:rsid="0012c973" officeooo:paragraph-rsid="0012c973"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e152e"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officeooo:rsid="000e152e"/>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59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TIVIDAD <text:s/><text:span text:style-name="T4">UT1</text:span></text:p>
      <text:p text:style-name="Standard"/>
      <text:p text:style-name="P5">Actividad 1</text:p>
      <text:p text:style-name="P8">Busca información sobre: </text:p>
      <text:p text:style-name="P8">a) La vida y obra de Alan Turing, puesto que forma parte del origen del software moderno. </text:p>
      <text:p text:style-name="P9">Alan Mathison Turing fue considerado como uno de los padres de la ciencia mas específicamente enfocado en la computación y fue un gran precursor de la informática moderna.</text:p>
      <text:p text:style-name="P9">Uno de sus mas grandes hitos fue la maquina “Código Enigma” <text:s/>que formo una gran importancia en la finalización de la guerra y el derrocamiento del ejercito de Hitler, esta estaba enfocada en el descifra miento del código que usaban los nazis para comunicarse mediante la maquina enigma.</text:p>
      <text:p text:style-name="P9">A parte de todo esto Turing definió un método teórico para mostrar si una maquina era capaz de pensar como una persona, esto es llamado el test de Turing, lo cual formo grandes contribuciones a otras ramas de las matemáticas aplicadas.</text:p>
      <text:p text:style-name="P8">b) El firmware </text:p>
      <text:p text:style-name="P10">el firmware también es conocido común mente como soporte lógico inalterable, ya que es un programa básico que controla los circuitos electrónicos de cualquier dispositivo.</text:p>
      <text:p text:style-name="P11">Esto es lo encargado de controlar el hardware y este no puede ser modificado por los usuarios, el firmware también es conocido como soporte lógico inalterable, este es especifico de cada dispositivo por lo que se actualiza menos frecuentemente.</text:p>
      <text:p text:style-name="P5"/>
      <text:p text:style-name="P6">Actividad 2</text:p>
      <text:p text:style-name="P7">Indica si la siguiente afirmación es verdadera o falsa y razona tu respuesta:</text:p>
      <text:p text:style-name="P7"><text:s/>1.- El firmware puede considerarse un software </text:p>
      <text:p text:style-name="P12">Si ya que un firmware es un software que maneja físicamente al hardware. El programa que se conoce como BIOS es el firmware de un ordenador.</text:p>
      <text:p text:style-name="P8"/>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tyle="italic" style:font-style-asian="italic" style:font-style-complex="italic"/>
    </style:style>
    <style:style style:name="MP3"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T2" style:family="text">
      <style:text-properties fo:font-weight="bold" officeooo:rsid="000e152e" style:font-weight-asian="bold" style:font-weight-complex="bold"/>
    </style:style>
    <style:style style:name="MT3" style:family="text">
      <style:text-properties fo:font-size="12pt" fo:font-weight="bold" style:font-size-asian="12pt" style:font-weight-asian="bold" style:font-size-complex="12pt" style:font-weight-complex="bold"/>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59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3" text:anchor-type="char" svg:x="0.958cm" svg:y="-0.614cm" svg:width="3.344cm" svg:height="2.185cm" draw:z-index="3"><draw:image xlink:href="Pictures/100000010000016D000000EE32B1987934C2823F.png" xlink:type="simple" xlink:show="embed" xlink:actuate="onLoad" draw:mime-type="image/png"/></draw:frame><draw:frame draw:style-name="Mfr2" draw:name="Imagen 2" text:anchor-type="char" svg:x="-1.9cm" svg:y="-0.423cm" svg:width="2.734cm" svg:height="1.715cm" draw:z-index="1"><draw:image xlink:href="Pictures/1000000100000B31000007B2CDC7C6BC5D17BD77.png" xlink:type="simple" xlink:show="embed" xlink:actuate="onLoad" draw:mime-type="image/png"/></draw:frame><text:span text:style-name="MT1">Nombre: </text:span><text:span text:style-name="MT2">Álvaro </text:span></text:p>
        <text:p text:style-name="MP1"><text:span text:style-name="MT1">Apellidos: </text:span><text:span text:style-name="MT2">Serradilla Otero</text:span></text:p>
        <text:p text:style-name="MP2">Entornos de desarrollo – 1ºDAM</text:p>
        <text:p text:style-name="Header"/>
      </style:header>
      <style:footer>
        <text:p text:style-name="MP3">Página <text:span text:style-name="MT3"><text:page-number text:select-page="current">2</text:page-number></text:span><text:s/>de <text:span text:style-name="MT3"><text:page-count>2</text:page-count></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UIS MIGUEL MORALES SANCHEZ</meta:initial-creator>
    <meta:editing-cycles>33</meta:editing-cycles>
    <meta:creation-date>2022-03-17T15:42:00</meta:creation-date>
    <dc:date>2023-09-19T15:44:20.032000000</dc:date>
    <meta:editing-duration>PT56M41S</meta:editing-duration>
    <meta:generator>LibreOffice/7.2.7.2$Windows_X86_64 LibreOffice_project/8d71d29d553c0f7dcbfa38fbfda25ee34cce99a2</meta:generator>
    <meta:document-statistic meta:table-count="0" meta:image-count="2" meta:object-count="0" meta:page-count="2" meta:paragraph-count="18" meta:word-count="269" meta:character-count="1623" meta:non-whitespace-character-count="1363"/>
    <meta:user-defined meta:name="AppVersion">16.0000</meta:user-defined>
    <meta:template xlink:type="simple" xlink:actuate="onRequest" xlink:title="Normal.dotm" xlink:href=""/>
  </office:meta>
</office:document-meta>
</file>